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標準-notes">
      <style:graphic-properties draw:fill-color="#ffffff" fo:min-height="13.114cm"/>
    </style:style>
    <style:style style:name="co1" style:family="table-column">
      <style:table-column-properties style:column-width="5.559cm" style:use-optimal-column-width="false"/>
    </style:style>
    <style:style style:name="co2" style:family="table-column">
      <style:table-column-properties style:column-width="8.029cm" style:use-optimal-column-width="false"/>
    </style:style>
    <style:style style:name="co3" style:family="table-column">
      <style:table-column-properties style:column-width="6.07cm" style:use-optimal-column-width="false"/>
    </style:style>
    <style:style style:name="co4" style:family="table-column">
      <style:table-column-properties style:column-width="12.406cm" style:use-optimal-column-width="false"/>
    </style:style>
    <style:style style:name="co5" style:family="table-column">
      <style:table-column-properties style:column-width="7.027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co8" style:family="table-column">
      <style:table-column-properties style:column-width="6.067cm" style:use-optimal-column-width="false"/>
    </style:style>
    <style:style style:name="co9" style:family="table-column">
      <style:table-column-properties style:column-width="9.563cm" style:use-optimal-column-width="false"/>
    </style:style>
    <style:style style:name="co10" style:family="table-column">
      <style:table-column-properties style:column-width="8.437cm" style:use-optimal-column-width="false"/>
    </style:style>
    <style:style style:name="co11" style:family="table-column">
      <style:table-column-properties style:column-width="8.439cm" style:use-optimal-column-width="false"/>
    </style:style>
    <style:style style:name="ro1" style:family="table-row">
      <style:table-row-properties style:row-height="0.89cm"/>
    </style:style>
    <style:style style:name="ro2" style:family="table-row">
      <style:table-row-properties style:row-height="2.057cm"/>
    </style:style>
    <style:style style:name="ro3" style:family="table-row">
      <style:table-row-properties style:row-height="1.13cm"/>
    </style:style>
    <style:style style:name="ro4" style:family="table-row">
      <style:table-row-properties style:row-height="1.137cm"/>
    </style:style>
    <style:style style:name="ro5" style:family="table-row">
      <style:table-row-properties style:row-height="1.134cm"/>
    </style:style>
    <style:style style:name="ro6" style:family="table-row">
      <style:table-row-properties style:row-height="1.141cm"/>
    </style:style>
    <style:style style:name="ro7" style:family="table-row">
      <style:table-row-properties style:row-height="1.119cm"/>
    </style:style>
    <style:style style:name="ro8" style:family="table-row">
      <style:table-row-properties style:row-height="1.121cm"/>
    </style:style>
    <style:style style:name="ro9" style:family="table-row">
      <style:table-row-properties style:row-height="1.122cm"/>
    </style:style>
    <style:style style:name="ro10" style:family="table-row">
      <style:table-row-properties style:row-height="1.128cm"/>
    </style:style>
    <style:style style:name="ro11" style:family="table-row">
      <style:table-row-properties style:row-height="1.129cm"/>
    </style:style>
    <style:style style:name="ce1" style:family="table-cell">
      <style:graphic-properties draw:fill="solid" draw:fill-color="#2323dc" style:repeat="repeat"/>
    </style:style>
    <style:style style:name="ce2" style:family="table-cell">
      <style:graphic-properties draw:fill="solid" draw:fill-color="#0099ff" style:repeat="repeat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47b8b8" style:repeat="repeat"/>
    </style:style>
    <style:style style:name="ce5" style:family="table-cell">
      <style:graphic-properties draw:fill="solid" draw:fill-color="#198a8a" style:repeat="repeat"/>
    </style:style>
    <style:style style:name="ce6" style:family="table-cell">
      <style:graphic-properties draw:fill="solid" draw:fill-color="#b3b3b3" style:repeat="repeat"/>
    </style:style>
    <style:style style:name="ce7" style:family="table-cell">
      <style:graphic-properties style:repeat="repeat"/>
    </style:style>
    <style:style style:name="ce8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office:forms form:automatic-focus="false" form:apply-design-mode="false"/>
        <draw:frame draw:style-name="gr1" draw:layer="layout" svg:width="9cm" svg:height="1.14cm" svg:x="4.6cm" svg:y="1.6cm">
          <draw:text-box>
            <text:p>default.xml</text:p>
          </draw:text-box>
        </draw:frame>
        <draw:frame draw:style-name="standard" draw:layer="layout" svg:width="19.657cm" svg:height="15.506cm" svg:x="4.748cm" svg:y="3.1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number-rows-spanned="3">
                <text:p>refresh</text:p>
              </table:table-cell>
              <table:table-cell>
                <text:p>auto_refresh</text:p>
              </table:table-cell>
              <table:table-cell>
                <text:p>true/false</text:p>
              </table:table-cell>
            </table:table-row>
            <table:table-row table:style-name="ro1" table:default-cell-style-name="ce2">
              <table:covered-table-cell/>
              <table:table-cell>
                <text:p>tab_auto_refresh</text:p>
              </table:table-cell>
              <table:table-cell>
                <text:p>true/false</text:p>
              </table:table-cell>
            </table:table-row>
            <table:table-row table:style-name="ro1" table:default-cell-style-name="ce2">
              <table:covered-table-cell/>
              <table:table-cell>
                <text:p>auto_refresh_time</text:p>
              </table:table-cell>
              <table:table-cell>
                <text:p>string</text:p>
              </table:table-cell>
            </table:table-row>
            <table:table-row table:style-name="ro1" table:default-cell-style-name="ce3">
              <table:table-cell table:number-rows-spanned="2">
                <text:p>translate</text:p>
              </table:table-cell>
              <table:table-cell>
                <text:p>auto_translation</text:p>
              </table:table-cell>
              <table:table-cell>
                <text:p>true/false</text:p>
              </table:table-cell>
            </table:table-row>
            <table:table-row table:style-name="ro1" table:default-cell-style-name="ce3">
              <table:covered-table-cell/>
              <table:table-cell>
                <text:p>translate_engine</text:p>
              </table:table-cell>
              <table:table-cell>
                <text:p>string</text:p>
              </table:table-cell>
            </table:table-row>
            <table:table-row table:style-name="ro1" table:default-cell-style-name="ce4">
              <table:table-cell>
                <text:p>wall_paper</text:p>
              </table:table-cell>
              <table:table-cell>
                <text:p>wall_paper_path</text:p>
              </table:table-cell>
              <table:table-cell>
                <text:p>string</text:p>
              </table:table-cell>
            </table:table-row>
            <table:table-row table:style-name="ro1" table:default-cell-style-name="ce5">
              <table:table-cell table:number-rows-spanned="4">
                <text:p>notification</text:p>
              </table:table-cell>
              <table:table-cell>
                <text:p>notification_at_message</text:p>
              </table:table-cell>
              <table:table-cell>
                <text:p>true/false</text:p>
              </table:table-cell>
            </table:table-row>
            <table:table-row table:style-name="ro2" table:default-cell-style-name="ce5">
              <table:covered-table-cell/>
              <table:table-cell>
                <text:p>notification_direct_message</text:p>
              </table:table-cell>
              <table:table-cell>
                <text:p>true/false</text:p>
              </table:table-cell>
            </table:table-row>
            <table:table-row table:style-name="ro1" table:default-cell-style-name="ce5">
              <table:covered-table-cell/>
              <table:table-cell>
                <text:p>notification_general_message</text:p>
              </table:table-cell>
              <table:table-cell>
                <text:p>true/false</text:p>
              </table:table-cell>
            </table:table-row>
            <table:table-row table:style-name="ro1" table:default-cell-style-name="ce5">
              <table:covered-table-cell/>
              <table:table-cell>
                <text:p>notification</text:p>
              </table:table-cell>
              <table:table-cell>
                <text:p>true/false</text:p>
              </table:table-cell>
            </table:table-row>
            <table:table-row table:style-name="ro1" table:default-cell-style-name="ce6">
              <table:table-cell table:number-rows-spanned="2">
                <text:p>font</text:p>
              </table:table-cell>
              <table:table-cell>
                <text:p>font_color</text:p>
              </table:table-cell>
              <table:table-cell>
                <text:p>string</text:p>
              </table:table-cell>
            </table:table-row>
            <table:table-row table:style-name="ro1" table:default-cell-style-name="ce6">
              <table:covered-table-cell/>
              <table:table-cell>
                <text:p>font_size</text:p>
              </table:table-cell>
              <table:table-cell>
                <text:p>str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9">
        <office:forms form:automatic-focus="false" form:apply-design-mode="false"/>
        <draw:frame draw:style-name="gr3" draw:layer="layout" svg:width="6cm" svg:height="1.14cm" svg:x="4.9cm" svg:y="5.9cm">
          <draw:text-box>
            <text:p>status.xml</text:p>
          </draw:text-box>
        </draw:frame>
        <draw:frame draw:style-name="standard" draw:layer="layout" svg:width="19.432cm" svg:height="9.046cm" svg:x="5.161cm" svg:y="7.213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7">
              <table:table-cell/>
              <table:table-cell/>
            </table:table-row>
            <table:table-row table:style-name="ro3" table:default-cell-style-name="ce7">
              <table:table-cell>
                <text:p>current_uid</text:p>
              </table:table-cell>
              <table:table-cell>
                <text:p>string</text:p>
              </table:table-cell>
            </table:table-row>
            <table:table-row table:style-name="ro3" table:default-cell-style-name="ce7">
              <table:table-cell>
                <text:p>current_service</text:p>
              </table:table-cell>
              <table:table-cell>
                <text:p>string</text:p>
              </table:table-cell>
            </table:table-row>
            <table:table-row table:style-name="ro3" table:default-cell-style-name="ce7">
              <table:table-cell>
                <text:p>newest_at_message_id</text:p>
              </table:table-cell>
              <table:table-cell>
                <text:p>string</text:p>
              </table:table-cell>
            </table:table-row>
            <table:table-row table:style-name="ro3" table:default-cell-style-name="ce7">
              <table:table-cell>
                <text:p>newest_direct_message_id</text:p>
              </table:table-cell>
              <table:table-cell>
                <text:p>string</text:p>
              </table:table-cell>
            </table:table-row>
            <table:table-row table:style-name="ro3" table:default-cell-style-name="ce7">
              <table:table-cell>
                <text:p>newest_general_message_id</text:p>
              </table:table-cell>
              <table:table-cell>
                <text:p>string</text:p>
              </table:table-cell>
            </table:table-row>
            <table:table-row table:style-name="ro3" table:default-cell-style-name="ce7">
              <table:table-cell>
                <text:p>last_translation_from</text:p>
              </table:table-cell>
              <table:table-cell>
                <text:p>string</text:p>
              </table:table-cell>
            </table:table-row>
            <table:table-row table:style-name="ro4" table:default-cell-style-name="ce7">
              <table:table-cell>
                <text:p>last_translation_to</text:p>
              </table:table-cell>
              <table:table-cell>
                <text:p>string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9">
        <office:forms form:automatic-focus="false" form:apply-design-mode="false"/>
        <draw:frame draw:style-name="gr3" draw:layer="layout" svg:width="9.5cm" svg:height="1.14cm" svg:x="7.145cm" svg:y="4cm">
          <draw:text-box>
            <text:p>account.xml</text:p>
          </draw:text-box>
        </draw:frame>
        <draw:frame draw:style-name="standard" draw:layer="layout" svg:width="14.098cm" svg:height="11.346cm" svg:x="7.402cm" svg:y="5.57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7">
              <table:table-cell/>
              <table:table-cell/>
            </table:table-row>
            <table:table-row table:style-name="ro5" table:default-cell-style-name="ce7">
              <table:table-cell>
                <text:p>uid</text:p>
              </table:table-cell>
              <table:table-cell>
                <text:p>string</text:p>
              </table:table-cell>
            </table:table-row>
            <table:table-row table:style-name="ro5" table:default-cell-style-name="ce7">
              <table:table-cell>
                <text:p>service</text:p>
              </table:table-cell>
              <table:table-cell>
                <text:p>string</text:p>
              </table:table-cell>
            </table:table-row>
            <table:table-row table:style-name="ro5" table:default-cell-style-name="ce7">
              <table:table-cell>
                <text:p>api_url</text:p>
              </table:table-cell>
              <table:table-cell>
                <text:p>string</text:p>
              </table:table-cell>
            </table:table-row>
            <table:table-row table:style-name="ro5" table:default-cell-style-name="ce7">
              <table:table-cell>
                <text:p>user_name</text:p>
              </table:table-cell>
              <table:table-cell>
                <text:p>string</text:p>
              </table:table-cell>
            </table:table-row>
            <table:table-row table:style-name="ro5" table:default-cell-style-name="ce7">
              <table:table-cell>
                <text:p>auth_type</text:p>
              </table:table-cell>
              <table:table-cell>
                <text:p>string</text:p>
              </table:table-cell>
            </table:table-row>
            <table:table-row table:style-name="ro5" table:default-cell-style-name="ce7">
              <table:table-cell>
                <text:p>password</text:p>
              </table:table-cell>
              <table:table-cell>
                <text:p>string</text:p>
              </table:table-cell>
            </table:table-row>
            <table:table-row table:style-name="ro5" table:default-cell-style-name="ce7">
              <table:table-cell>
                <text:p>Access_token</text:p>
              </table:table-cell>
              <table:table-cell>
                <text:p>string</text:p>
              </table:table-cell>
            </table:table-row>
            <table:table-row table:style-name="ro5" table:default-cell-style-name="ce7">
              <table:table-cell>
                <text:p>token_secret</text:p>
              </table:table-cell>
              <table:table-cell>
                <text:p>string</text:p>
              </table:table-cell>
            </table:table-row>
            <table:table-row table:style-name="ro6" table:default-cell-style-name="ce7">
              <table:table-cell>
                <text:p>multi_tweet</text:p>
              </table:table-cell>
              <table:table-cell>
                <text:p>string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9">
        <office:forms form:automatic-focus="false" form:apply-design-mode="false"/>
        <draw:frame draw:style-name="gr3" draw:layer="layout" svg:width="10cm" svg:height="1.14cm" svg:x="7.5cm" svg:y="6.9cm">
          <draw:text-box>
            <text:p>auto_translation.xml</text:p>
          </draw:text-box>
        </draw:frame>
        <draw:frame draw:style-name="standard" draw:layer="layout" svg:width="14.098cm" svg:height="5.596cm" svg:x="7.695cm" svg:y="8.415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7" table:default-cell-style-name="ce7">
              <table:table-cell/>
              <table:table-cell/>
            </table:table-row>
            <table:table-row table:style-name="ro7" table:default-cell-style-name="ce7">
              <table:table-cell>
                <text:list text:style-name="L2">
                  <text:list-header>
                    <text:p>user_name</text:p>
                  </text:list-header>
                </text:list>
              </table:table-cell>
              <table:table-cell>
                <text:p>string</text:p>
              </table:table-cell>
            </table:table-row>
            <table:table-row table:style-name="ro7" table:default-cell-style-name="ce7">
              <table:table-cell>
                <text:p>service</text:p>
              </table:table-cell>
              <table:table-cell>
                <text:p>string</text:p>
              </table:table-cell>
            </table:table-row>
            <table:table-row table:style-name="ro7" table:default-cell-style-name="ce7">
              <table:table-cell>
                <text:p>from</text:p>
              </table:table-cell>
              <table:table-cell>
                <text:p>string</text:p>
              </table:table-cell>
            </table:table-row>
            <table:table-row table:style-name="ro8" table:default-cell-style-name="ce7">
              <table:table-cell>
                <text:p>to</text:p>
              </table:table-cell>
              <table:table-cell>
                <text:p>string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9">
        <office:forms form:automatic-focus="false" form:apply-design-mode="false"/>
        <draw:frame draw:style-name="gr3" draw:layer="layout" svg:width="10cm" svg:height="1.14cm" svg:x="7.501cm" svg:y="6.9cm">
          <draw:text-box>
            <text:p>filter_keyword.xml</text:p>
          </draw:text-box>
        </draw:frame>
        <draw:frame draw:style-name="standard" draw:layer="layout" svg:width="14.098cm" svg:height="1.995cm" svg:x="7.696cm" svg:y="8.415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7">
              <table:table-cell/>
              <table:table-cell/>
            </table:table-row>
            <table:table-row table:style-name="ro1" table:default-cell-style-name="ce7">
              <table:table-cell>
                <text:list text:style-name="L2">
                  <text:list-header>
                    <text:p>keyword</text:p>
                  </text:list-header>
                </text:list>
              </table:table-cell>
              <table:table-cell>
                <text:p>string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9">
        <office:forms form:automatic-focus="false" form:apply-design-mode="false"/>
        <draw:frame draw:style-name="gr3" draw:layer="layout" svg:width="10cm" svg:height="1.14cm" svg:x="7.501cm" svg:y="6.9cm">
          <draw:text-box>
            <text:p>filter_user.xml</text:p>
          </draw:text-box>
        </draw:frame>
        <draw:frame draw:style-name="standard" draw:layer="layout" svg:width="14.098cm" svg:height="2.993cm" svg:x="7.695cm" svg:y="8.41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7">
              <table:table-cell/>
              <table:table-cell/>
            </table:table-row>
            <table:table-row table:style-name="ro1" table:default-cell-style-name="ce7">
              <table:table-cell>
                <text:p>service</text:p>
              </table:table-cell>
              <table:table-cell>
                <text:p>string</text:p>
              </table:table-cell>
            </table:table-row>
            <table:table-row table:style-name="ro1" table:default-cell-style-name="ce7">
              <table:table-cell>
                <text:p>user_name</text:p>
              </table:table-cell>
              <table:table-cell>
                <text:p>string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9">
        <office:forms form:automatic-focus="false" form:apply-design-mode="false"/>
        <draw:frame draw:style-name="standard" draw:layer="layout" svg:width="6.066cm" svg:height="3.362cm" svg:x="5.033cm" svg:y="3.837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8">
                <text:p text:style-name="P1">Application</text:p>
              </table:table-cell>
            </table:table-row>
            <table:table-row table:style-name="ro9">
              <table:table-cell table:style-name="ce8">
                <text:p text:style-name="P1">getData()</text:p>
              </table:table-cell>
            </table:table-row>
            <table:table-row table:style-name="ro7">
              <table:table-cell table:style-name="ce8">
                <text:p text:style-name="P1">setData(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562cm" svg:height="7.896cm" svg:x="16.002cm" svg:y="1.615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8">
                <text:p text:style-name="P1">Data</text:p>
              </table:table-cell>
            </table:table-row>
            <table:table-row table:style-name="ro10">
              <table:table-cell table:style-name="ce7">
                <text:p text:style-name="P1">Settings</text:p>
              </table:table-cell>
            </table:table-row>
            <table:table-row table:style-name="ro10">
              <table:table-cell table:style-name="ce7">
                <text:p text:style-name="P1">Status</text:p>
              </table:table-cell>
            </table:table-row>
            <table:table-row table:style-name="ro10">
              <table:table-cell table:style-name="ce7">
                <text:p text:style-name="P1">Account</text:p>
              </table:table-cell>
            </table:table-row>
            <table:table-row table:style-name="ro10">
              <table:table-cell table:style-name="ce7">
                <text:p text:style-name="P1">Auto_translation</text:p>
              </table:table-cell>
            </table:table-row>
            <table:table-row table:style-name="ro10">
              <table:table-cell table:style-name="ce7">
                <text:p text:style-name="P1">Filter_keyword</text:p>
              </table:table-cell>
            </table:table-row>
            <table:table-row table:style-name="ro11">
              <table:table-cell table:style-name="ce7">
                <text:p text:style-name="P1">Filter_user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436cm" svg:height="3.991cm" svg:x="2.047cm" svg:y="12.509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8">
                <text:p text:style-name="P1">Activity</text:p>
              </table:table-cell>
            </table:table-row>
            <table:table-row table:style-name="ro1">
              <table:table-cell table:style-name="ce8">
                <text:p text:style-name="P1">addData()</text:p>
              </table:table-cell>
            </table:table-row>
            <table:table-row table:style-name="ro1">
              <table:table-cell table:style-name="ce8">
                <text:p text:style-name="P1">deleteData()</text:p>
              </table:table-cell>
            </table:table-row>
            <table:table-row table:style-name="ro1">
              <table:table-cell table:style-name="ce8">
                <text:p text:style-name="P1">updateData()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438cm" svg:height="3.991cm" svg:x="13.179cm" svg:y="12.607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8">
                <text:p text:style-name="P1">Service</text:p>
              </table:table-cell>
            </table:table-row>
            <table:table-row table:style-name="ro1">
              <table:table-cell table:style-name="ce8">
                <text:p text:style-name="P1">addData()</text:p>
              </table:table-cell>
            </table:table-row>
            <table:table-row table:style-name="ro1">
              <table:table-cell table:style-name="ce8">
                <text:p text:style-name="P1">deleteData()</text:p>
              </table:table-cell>
            </table:table-row>
            <table:table-row table:style-name="ro1">
              <table:table-cell table:style-name="ce8">
                <text:p text:style-name="P1">updateData()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4" draw:text-style-name="P1" draw:layer="layout" svg:x1="16cm" svg:y1="4.5cm" svg:x2="11cm" svg:y2="5.5cm">
          <text:p/>
        </draw:line>
        <draw:line draw:style-name="gr4" draw:text-style-name="P1" draw:layer="layout" svg:x1="6.5cm" svg:y1="7cm" svg:x2="3.5cm" svg:y2="12.5cm">
          <text:p/>
        </draw:line>
        <draw:line draw:style-name="gr4" draw:text-style-name="P1" draw:layer="layout" svg:x1="8cm" svg:y1="7cm" svg:x2="14cm" svg:y2="12.5cm">
          <text:p/>
        </draw:line>
        <draw:line draw:style-name="gr4" draw:text-style-name="P1" draw:layer="layout" svg:x1="9cm" svg:y1="12.5cm" svg:x2="20cm" svg:y2="9.5cm">
          <text:p/>
        </draw:line>
        <draw:line draw:style-name="gr4" draw:text-style-name="P1" draw:layer="layout" svg:x1="19.5cm" svg:y1="12.5cm" svg:x2="22cm" svg:y2="9.5cm">
          <text:p/>
        </draw:line>
        <draw:frame draw:style-name="gr3" draw:layer="layout" svg:width="9cm" svg:height="1.14cm" svg:x="2cm" svg:y="1.4cm">
          <draw:text-box>
            <text:p>Get and store data</text:p>
          </draw:text-box>
        </draw:frame>
        <draw:line draw:style-name="gr4" draw:text-style-name="P1" draw:layer="layout" svg:x1="4.5cm" svg:y1="12.5cm" svg:x2="7.5cm" svg:y2="7cm">
          <text:p/>
        </draw:line>
        <draw:line draw:style-name="gr4" draw:text-style-name="P1" draw:layer="layout" svg:x1="15.5cm" svg:y1="12.5cm" svg:x2="9.5cm" svg:y2="7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Times New Roman'" style:font-style-name="标准" style:font-family-generic="roman" fo:font-size="24pt" fo:text-shadow="none" style:text-underline-style="none" style:letter-kerning="true" style:font-family-asian="'ＭＳ Ｐ明朝'" style:font-style-name-asian="标准" style:font-size-asian="24pt" style:font-size-complex="24pt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0T21:10:02.64</meta:creation-date>
    <meta:editing-duration>PT11H01M01S</meta:editing-duration>
    <meta:editing-cycles>38</meta:editing-cycles>
    <dc:date>2010-11-23T12:56:54</dc:date>
    <meta:generator>OpenOffice.org/3.0$Linux OpenOffice.org_project/300m15$Build-9379</meta:generator>
    <meta:document-statistic meta:object-count="59"/>
    <meta:user-defined meta:name="情報 1"/>
    <meta:user-defined meta:name="情報 2"/>
    <meta:user-defined meta:name="情報 3"/>
    <meta:user-defined meta:name="情報 4"/>
  </office:meta>
</office:document-meta>
</file>